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0b4fa" officeooo:paragraph-rsid="0010b4fa"/>
    </style:style>
    <style:style style:name="P2" style:family="paragraph" style:parent-style-name="Title">
      <style:text-properties officeooo:rsid="0010b4fa" officeooo:paragraph-rsid="0010b4fa"/>
    </style:style>
    <style:style style:name="P3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16d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Map</text:p>
      <text:h text:style-name="P3" text:outline-level="3">Developed by Dalton Nickerson, Dipesh Dave &amp; Jacob Stern</text:h>
      <text:p text:style-name="P1"/>
      <text:p text:style-name="P1">InstaMap is a simple web application developed using both the Google Maps API and the Instagram API. The application features <text:span text:style-name="T1">a map (powered by Google Maps) spanning across the entire web page which will display recently posted Instagram photos near the user's lo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21:50:09.062802967</meta:creation-date>
    <dc:date>2016-03-20T22:06:57.221136347</dc:date>
    <meta:editing-duration>PT8M4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53" meta:character-count="334" meta:non-whitespace-character-count="284"/>
  </office:meta>
</office:document-meta>
</file>